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imesNewRomanPSMT" style:letter-kerning="fals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prefix=" " style:num-suffix="." style:num-format="1">
        <style:list-level-properties/>
      </text:list-level-style-number>
      <text:list-level-style-number text:level="2" style:num-prefix=" " style:num-suffix="." style:num-format="1" text:display-levels="2">
        <style:list-level-properties/>
      </text:list-level-style-number>
      <text:list-level-style-number text:level="3" style:num-prefix=" " style:num-suffix=")" style:num-format="a" style:num-letter-sync="true">
        <style:list-level-properties/>
      </text:list-level-style-number>
      <text:list-level-style-bullet text:level="4" text:style-name="WW_5f_CharLFO2LVL4" text:bullet-char="•">
        <style:list-level-properties/>
        <style:text-properties style:font-name="StarSymbol"/>
      </text:list-level-style-bullet>
      <text:list-level-style-bullet text:level="5" text:style-name="WW_5f_CharLFO2LVL5" text:bullet-char="•">
        <style:list-level-properties/>
        <style:text-properties style:font-name="StarSymbol"/>
      </text:list-level-style-bullet>
      <text:list-level-style-bullet text:level="6" text:style-name="WW_5f_CharLFO2LVL6" text:bullet-char="•">
        <style:list-level-properties/>
        <style:text-properties style:font-name="StarSymbol"/>
      </text:list-level-style-bullet>
      <text:list-level-style-bullet text:level="7" text:style-name="WW_5f_CharLFO2LVL7" text:bullet-char="•">
        <style:list-level-properties/>
        <style:text-properties style:font-name="StarSymbol"/>
      </text:list-level-style-bullet>
      <text:list-level-style-bullet text:level="8" text:style-name="WW_5f_CharLFO2LVL8" text:bullet-char="•">
        <style:list-level-properties/>
        <style:text-properties style:font-name="StarSymbol"/>
      </text:list-level-style-bullet>
      <text:list-level-style-bullet text:level="9" text:style-name="WW_5f_CharLFO2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Fonte_20_parág._20_padrão"><text:span text:style-name="T1"><text:file-name text:display="name">UC02.02.01.02 - Excluir Eventos de Período Letivo</text:file-name></text:span>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21/04/2010</text:p>
          </table:table-cell>
          <table:table-cell table:style-name="Tabela1.A2" office:value-type="string">
            <text:p text:style-name="Table_20_Contents">Dyego Silva Pint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08">
            <text:p text:style-name="Table_20_Contents">08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ão e ajustes de usabilidade</text:p>
          </table:table-cell>
        </table:table-row>
      </table:table>
      <text:h text:style-name="Heading_20_3" text:outline-level="3">Pré-condições</text:h>
      <text:list xml:id="list40485015" text:style-name="L1">
        <text:list-item>
          <text:p text:style-name="P4">O Coordenador seleciona a opção excluir no caso de uso base 'Manter Eventos de Período Letivo', de um determinado período letivo de um curso.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40493569" text:style-name="L2">
        <text:list-item>
          <text:p text:style-name="P1"><text:span text:style-name="Fonte_20_parág._20_padrão"><text:span text:style-name="T2">Sistema solicita uma confirmação de exclusão;</text:span></text:span></text:p>
        </text:list-item>
        <text:list-item>
          <text:p text:style-name="P1"><text:span text:style-name="Fonte_20_parág._20_padrão"><text:span text:style-name="T2">Coordenador confirma a operação;</text:span></text:span></text:p>
        </text:list-item>
        <text:list-item>
          <text:p text:style-name="P1"><text:span text:style-name="Fonte_20_parág._20_padrão"><text:span text:style-name="T2">Retorna ao passo 1 do fluxo principal do caso de uso base.</text:span></text:span></text:p>
        </text:list-item>
      </text:list>
      <text:h text:style-name="Heading_20_3" text:outline-level="3">Fluxo Alternativo 1</text:h>
      <text:list xml:id="list40495125" text:style-name="L3">
        <text:list-item>
          <text:p text:style-name="P2">Coordenador encerra execução do caso de uso a qualquer momento.</text:p>
        </text:list-item>
      </text:list>
      <text:p text:style-name="Standard"><text:span text:style-name="Fonte_20_parág._20_padrão"><text:span text:style-name="T2"/></text:span></text:p>
      <text:h text:style-name="Heading_20_3" text:outline-level="3">Pós-condições</text:h>
      <text:list xml:id="list40480729" text:style-name="L5">
        <text:list-item>
          <text:p text:style-name="P3">O evento administrativo do período letivo foi excluído;</text:p>
        </text:list-item>
        <text:list-item>
          <text:p text:style-name="P3">Sistema registrou no log de auditoria para o usuário logado a mensagem: “Excluído o evento <text:span text:style-name="T4">&lt;descrição do evento ou tipo de evento&gt;</text:span> para o período letivo <text:span text:style-name="T4">2010.2 (02/07/2010 – 22/12/2010)</text:span><text:span text:style-name="T5"> </text:span>do curso <text:span text:style-name="T4">TASI (Análise de Sistema Informatizados)</text:span>"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rcio Belo</meta:initial-creator>
    <meta:creation-date>2010-03-03T16:14:00</meta:creation-date>
    <dc:creator>Marcio Belo</dc:creator>
    <dc:date>2010-11-08T20:40:47.37</dc:date>
    <meta:editing-cycles>25</meta:editing-cycles>
    <meta:editing-duration>PT05H16M41S</meta:editing-duration>
    <meta:document-statistic meta:table-count="1" meta:image-count="0" meta:object-count="0" meta:page-count="1" meta:paragraph-count="24" meta:word-count="150" meta:character-count="94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UC02.05.00%20-%20Manter%20Eventos%20Administrativos.odt/Normal.dotm"/>
  </office:meta>
</office:document-meta>
</file>